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 Condensed" fo:font-weight="bold" officeooo:rsid="00132d94" officeooo:paragraph-rsid="00132d94" style:font-weight-asian="bold" style:font-weight-complex="bold"/>
    </style:style>
    <style:style style:name="P2" style:family="paragraph" style:parent-style-name="Standard">
      <style:text-properties style:font-name="Ubuntu Condensed" officeooo:rsid="00132d94" officeooo:paragraph-rsid="00132d94"/>
    </style:style>
    <style:style style:name="P3" style:family="paragraph" style:parent-style-name="Standard">
      <style:text-properties style:font-name="Ubuntu Condensed" officeooo:rsid="00132d94" officeooo:paragraph-rsid="00144a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4a0e"/>
    </style:style>
    <style:style style:name="T3" style:family="text">
      <style:text-properties officeooo:rsid="00162f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CONTRIBUER</text:p>
      <text:p text:style-name="P2"/>
      <text:p text:style-name="P3"><text:span text:style-name="T1">Positionnement dans le site : </text:span></text:p>
      <text:p text:style-name="P3"><text:span text:style-name="T1">///////////////</text:span><text:line-break/>&gt; au même niveau que cartographie, démarche, en haut à droite du site.</text:p>
      <text:p text:style-name="P2"/>
      <text:p text:style-name="P1">Contenu <text:span text:style-name="T2">texte </text:span>page html</text:p>
      <text:p text:style-name="P1">///////////////</text:p>
      <text:p text:style-name="P2"/>
      <text:p text:style-name="P2">Les informations rendues visibles sur cette carte des tiers-lieux en Pays de la Loire s'appuient sur les bases de données des trois acteurs suivants: PiNG, CAP Tiers-Lieux et le CGET/ANCT, éditées début 2020. Elles ne sont sûrement pas exhaustives et peut-être plus à jour. </text:p>
      <text:p text:style-name="P2"/>
      <text:p text:style-name="P1">Mettre à jour</text:p>
      <text:p text:style-name="P2"/>
      <text:p text:style-name="P2">Si votre lieu est recensé sur ce site mais que vous souhaitez faire évoluer les informations le concernant, dans la limite de celles partagées dans cette carte en ligne, n'hésitez pas à envoyer votre demande à carte@pingbase.net</text:p>
      <text:p text:style-name="P2"/>
      <text:p text:style-name="P1"><text:span text:style-name="T3">Ê</text:span>tre référencé</text:p>
      <text:p text:style-name="P2"/>
      <text:p text:style-name="P2">Nous ne prétendons pas connaître tous les tiers-lieux du territoire. Si votre tiers-lieu est passé en dehors de nos radars et que vous souhaitez qu'il apparaisse sur cette carte, merci de compléter le formulaire en ligne ci-après. Avec PiNG, CAP Tiers-Lieux et France Tiers-Lieux, nous prendrons connaissance de votre projet en vue de sa mise en ligne prochaine.</text:p>
      <text:p text:style-name="P2"/>
      <text:p text:style-name="P2">Code du formulaire <text:span text:style-name="T3">à embarquer</text:span>: &lt;iframe src="https://framaforms.org/etre-recense-sur-la-carte-regards-sur-les-tiers-lieux-en-pays-de-la-loire-1589451676" width="100%" height="800" border="0" &gt;&lt;/ifr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otte Rautureau</meta:initial-creator>
    <meta:creation-date>2020-05-15T14:25:49.590383444</meta:creation-date>
    <dc:date>2020-05-15T14:28:58.424832616</dc:date>
    <dc:creator>Charlotte Rautureau</dc:creator>
    <meta:editing-duration>PT3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81" meta:character-count="1261" meta:non-whitespace-character-count="1089"/>
  </office:meta>
</office:document-meta>
</file>